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5.127cm" table:align="left"/>
    </style:style>
    <style:style style:name="Tableau2.A" style:family="table-column">
      <style:table-column-properties style:column-width="8.812cm"/>
    </style:style>
    <style:style style:name="Tableau2.B" style:family="table-column">
      <style:table-column-properties style:column-width="6.31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Heading_20_3">
      <style:text-properties style:font-name="Calibri"/>
    </style:style>
    <style:style style:name="P3" style:family="paragraph" style:parent-style-name="Heading_20_3">
      <style:text-properties style:font-name="Calibri" fo:font-size="14pt" style:font-size-asian="14pt" style:font-size-complex="14pt"/>
    </style:style>
    <style:style style:name="P4" style:family="paragraph" style:parent-style-name="Text_20_body" style:list-style-name="L1"/>
    <style:style style:name="P5" style:family="paragraph" style:parent-style-name="Heading_20_3">
      <style:paragraph-properties fo:margin-top="0cm" fo:margin-bottom="0.247cm" style:contextual-spacing="false"/>
      <style:text-properties style:font-name="Calibri" fo:font-size="14pt" style:font-size-asian="14pt" style:font-size-complex="14pt"/>
    </style:style>
    <style:style style:name="P6" style:family="paragraph" style:parent-style-name="Heading_20_3">
      <style:paragraph-properties fo:margin-top="0cm" fo:margin-bottom="0.247cm" style:contextual-spacing="false"/>
      <style:text-properties style:font-name="Calibri"/>
    </style:style>
    <style:style style:name="P7" style:family="paragraph" style:parent-style-name="Text_20_body">
      <style:text-properties style:font-name="Calibri"/>
    </style:style>
    <style:style style:name="P8" style:family="paragraph" style:parent-style-name="Text_20_body" style:list-style-name="L2"/>
    <style:style style:name="P9" style:family="paragraph" style:parent-style-name="Heading_20_3">
      <style:paragraph-properties fo:margin-top="0cm" fo:margin-bottom="0.247cm" style:contextual-spacing="false"/>
    </style:style>
    <style:style style:name="P10" style:family="paragraph" style:parent-style-name="Table_20_Heading">
      <style:text-properties style:font-name="Calibri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Heading_20_2">
      <style:paragraph-properties fo:line-height="100%" fo:break-before="page"/>
      <style:text-properties style:font-name="Calibri"/>
    </style:style>
    <style:style style:name="P13" style:family="paragraph" style:parent-style-name="Heading_20_3">
      <style:paragraph-properties fo:line-height="100%"/>
      <style:text-properties style:font-name="Calibri"/>
    </style:style>
    <style:style style:name="P14" style:family="paragraph" style:parent-style-name="Preformatted_20_Text">
      <style:paragraph-properties fo:margin-top="0cm" fo:margin-bottom="0.247cm" style:contextual-spacing="false" fo:line-height="100%"/>
      <style:text-properties style:font-name="Calibri" officeooo:paragraph-rsid="00241583"/>
    </style:style>
    <style:style style:name="P15" style:family="paragraph" style:parent-style-name="Text_20_body" style:list-style-name="L3">
      <style:paragraph-properties fo:line-height="100%"/>
      <style:text-properties style:font-name="Calibri"/>
    </style:style>
    <style:style style:name="P16" style:family="paragraph" style:parent-style-name="Heading_20_3">
      <style:paragraph-properties fo:margin-top="0cm" fo:margin-bottom="0.247cm" style:contextual-spacing="false" fo:line-height="100%"/>
      <style:text-properties style:font-name="Calibri"/>
    </style:style>
    <style:style style:name="P17" style:family="paragraph" style:parent-style-name="Preformatted_20_Text">
      <style:paragraph-properties fo:margin-top="0cm" fo:margin-bottom="0.247cm" style:contextual-spacing="false" fo:line-height="100%"/>
      <style:text-properties style:font-name="Calibri"/>
    </style:style>
    <style:style style:name="P18" style:family="paragraph" style:parent-style-name="Heading_20_3">
      <style:paragraph-properties fo:line-height="100%"/>
    </style:style>
    <style:style style:name="P19" style:family="paragraph" style:parent-style-name="Preformatted_20_Text">
      <style:paragraph-properties fo:margin-top="0cm" fo:margin-bottom="0.247cm" style:contextual-spacing="false" fo:line-height="115%"/>
      <style:text-properties style:font-name="Calibri"/>
    </style:style>
    <style:style style:name="P20" style:family="paragraph" style:parent-style-name="Heading_20_2">
      <style:paragraph-properties fo:margin-top="0cm" fo:margin-bottom="0.247cm" style:contextual-spacing="false" fo:line-height="115%"/>
      <style:text-properties style:font-name="Calibri"/>
    </style:style>
    <style:style style:name="P21" style:family="paragraph" style:parent-style-name="Text_20_body">
      <style:paragraph-properties fo:margin-top="0cm" fo:margin-bottom="0.247cm" style:contextual-spacing="false" fo:line-height="115%"/>
      <style:text-properties style:font-name="Calibri" officeooo:rsid="0025b188" officeooo:paragraph-rsid="0025b188"/>
    </style:style>
    <style:style style:name="P22" style:family="paragraph" style:parent-style-name="Heading_20_3">
      <style:paragraph-properties fo:margin-top="0cm" fo:margin-bottom="0.247cm" style:contextual-spacing="false" fo:line-height="115%"/>
      <style:text-properties style:font-name="Calibri"/>
    </style:style>
    <style:style style:name="T1" style:family="text">
      <style:text-properties fo:font-size="14pt" officeooo:rsid="00272e21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officeooo:rsid="00272e21"/>
    </style:style>
    <style:style style:name="T5" style:family="text">
      <style:text-properties style:font-name="Calibri"/>
    </style:style>
    <style:style style:name="T6" style:family="text">
      <style:text-properties style:font-name="Calibri" fo:font-size="14pt" officeooo:rsid="00272e21" style:font-size-asian="14pt" style:font-size-complex="14pt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 – Questionnaire (10 points) </text:p>
      <text:h text:style-name="P2" text:outline-level="3"><text:span text:style-name="T1">1. </text:span><text:span text:style-name="T2">Qu’est-ce que React, et quel est son objectif principal ?</text:span></text:h>
      <text:p text:style-name="Text_20_body"><text:span text:style-name="T3">React est un </text:span><text:span text:style-name="Strong_20_Emphasis"><text:span text:style-name="T3">framework/bibliothèque JavaScript open-source développé par Facebook</text:span></text:span><text:span text:style-name="T3">.<text:line-break/>Il permet de créer des </text:span><text:span text:style-name="Strong_20_Emphasis"><text:span text:style-name="T3">interfaces utilisateur interactives et dynamiques</text:span></text:span><text:span text:style-name="T3"> à partir de </text:span><text:span text:style-name="Strong_20_Emphasis"><text:span text:style-name="T3">composants réutilisables</text:span></text:span><text:span text:style-name="T3">.<text:line-break/>Son objectif principal est de </text:span><text:span text:style-name="Strong_20_Emphasis"><text:span text:style-name="T3">simplifier la création d’applications web modernes</text:span></text:span><text:span text:style-name="T3"> grâce à une approche déclarative et à la </text:span><text:span text:style-name="Strong_20_Emphasis"><text:span text:style-name="T3">mise à jour efficace du DOM via le Virtual DOM</text:span></text:span><text:span text:style-name="T3">.</text:span></text:p>
      <text:h text:style-name="P3" text:outline-level="3"><text:span text:style-name="T4">2. </text:span>Quelle est la différence entre une bibliothèque et un framework ?</text:h>
      <text:list text:style-name="L1">
        <text:list-item>
          <text:p text:style-name="P4"><text:span text:style-name="T3">Une </text:span><text:span text:style-name="Strong_20_Emphasis"><text:span text:style-name="T3">bibliothèque</text:span></text:span><text:span text:style-name="T3"> (comme React) fournit des outils qu’on </text:span><text:span text:style-name="Strong_20_Emphasis"><text:span text:style-name="T3">appelle soi-même</text:span></text:span><text:span text:style-name="T3"> dans son code.</text:span></text:p>
        </text:list-item>
        <text:list-item>
          <text:p text:style-name="P4"><text:span text:style-name="T3">Un </text:span><text:span text:style-name="Strong_20_Emphasis"><text:span text:style-name="T3">framework</text:span></text:span><text:span text:style-name="T3"> (comme Angular ou Vue) impose une </text:span><text:span text:style-name="Strong_20_Emphasis"><text:span text:style-name="T3">structure et un cycle d’exécution</text:span></text:span><text:span text:style-name="T3"> — c’est lui qui appelle votre code.</text:span></text:p>
        </text:list-item>
      </text:list>
      <text:h text:style-name="P5" text:outline-level="3"><text:span text:style-name="T4">3. </text:span>Explique le rôle du Virtual DOM dans React.</text:h>
      <text:p text:style-name="Text_20_body"><text:span text:style-name="T3">Le </text:span><text:span text:style-name="Strong_20_Emphasis"><text:span text:style-name="T3">Virtual DOM</text:span></text:span><text:span text:style-name="T3"> est une </text:span><text:span text:style-name="Strong_20_Emphasis"><text:span text:style-name="T3">représentation en mémoire</text:span></text:span><text:span text:style-name="T3"> du DOM réel.<text:line-break/>React y fait les mises à jour en premier, puis compare (“diff”) les deux versions de l’arbre pour </text:span><text:span text:style-name="Strong_20_Emphasis"><text:span text:style-name="T3">n’appliquer au DOM réel que les changements nécessaires</text:span></text:span><text:span text:style-name="T3">.</text:span></text:p>
      <text:h text:style-name="P6" text:outline-level="3"><text:span text:style-name="T1">4. </text:span><text:span text:style-name="T2">Quelle commande permet d’initialiser automatiquement un projet React prêt à l’emploi ?</text:span></text:h>
      <text:p text:style-name="Text_20_body"><text:span text:style-name="Source_20_Text"><text:span text:style-name="T5">npx create-react-app mon-projet</text:span></text:span></text:p>
      <text:p text:style-name="P7">Cette commande configure automatiquement un projet React complet avec toutes les dépendances nécessaires (React, ReactDOM, scripts de build, etc.).</text:p>
      <text:h text:style-name="Heading_20_3" text:outline-level="3"><text:span text:style-name="T6">5. </text:span><text:span text:style-name="T7">Quelle est la différence entre un fichier </text:span><text:span text:style-name="Source_20_Text"><text:span text:style-name="T7">.ts</text:span></text:span><text:span text:style-name="T7"> et </text:span><text:span text:style-name="Source_20_Text"><text:span text:style-name="T7">.tsx</text:span></text:span><text:span text:style-name="T7"> ?</text:span></text:h>
      <text:list text:style-name="L2">
        <text:list-item>
          <text:p text:style-name="P8"><text:span text:style-name="Source_20_Text"><text:span text:style-name="T3">.ts</text:span></text:span><text:span text:style-name="T3"> → fichier </text:span><text:span text:style-name="Strong_20_Emphasis"><text:span text:style-name="T3">TypeScript standard</text:span></text:span><text:span text:style-name="T3">, sans JSX.</text:span></text:p>
        </text:list-item>
        <text:list-item>
          <text:p text:style-name="P8"><text:span text:style-name="Source_20_Text"><text:span text:style-name="T3">.tsx</text:span></text:span><text:span text:style-name="T3"> → fichier </text:span><text:span text:style-name="Strong_20_Emphasis"><text:span text:style-name="T3">TypeScript avec du JSX</text:span></text:span><text:span text:style-name="T3">, donc utilisé pour les composants React.<text:line-break/>Le compilateur TypeScript transforme les balises JSX en appels à </text:span><text:span text:style-name="Source_20_Text"><text:span text:style-name="T3">React.createElement</text:span></text:span><text:span text:style-name="T3">.</text:span></text:p>
        </text:list-item>
      </text:list>
      <text:h text:style-name="P5" text:outline-level="3"><text:span text:style-name="T4">6. </text:span>Que fait la fonction suivante :</text:h>
      <text:p text:style-name="Text_20_body"><text:span text:style-name="Source_20_Text"><text:span text:style-name="T3">ReactDOM.render(&lt;App /&gt;, document.getElementById('root'));</text:span></text:span><text:span text:style-name="T3"><text:line-break/>Cette instruction </text:span><text:span text:style-name="Strong_20_Emphasis"><text:span text:style-name="T3">monte le composant React </text:span></text:span><text:span text:style-name="Strong_20_Emphasis"><text:span text:style-name="Source_20_Text"><text:span text:style-name="T3">&lt;App /&gt;</text:span></text:span></text:span><text:span text:style-name="T3"> dans le DOM, à l’intérieur de l’élément HTML ayant l’identifiant </text:span><text:span text:style-name="Source_20_Text"><text:span text:style-name="T3">root</text:span></text:span><text:span text:style-name="T3">.<text:line-break/>C’est le </text:span><text:span text:style-name="Strong_20_Emphasis"><text:span text:style-name="T3">point d’entrée</text:span></text:span><text:span text:style-name="T3"> de l’application React : tout le rendu de l’app se fera dans cette balise.</text:span></text:p>
      <text:h text:style-name="P9" text:outline-level="3"><text:soft-page-break/><text:span text:style-name="T6">7. </text:span><text:span text:style-name="T7">À quoi sert le hook </text:span><text:span text:style-name="Source_20_Text"><text:span text:style-name="T7">useState</text:span></text:span><text:span text:style-name="T7"> ?</text:span></text:h>
      <text:p text:style-name="Text_20_body"><text:span text:style-name="Source_20_Text"><text:span text:style-name="T3">useState</text:span></text:span><text:span text:style-name="T3"> est un </text:span><text:span text:style-name="Strong_20_Emphasis"><text:span text:style-name="T3">Hook</text:span></text:span><text:span text:style-name="T3"> qui permet d’ajouter un </text:span><text:span text:style-name="Strong_20_Emphasis"><text:span text:style-name="T3">état local</text:span></text:span><text:span text:style-name="T3"> à un composant fonctionnel.<text:line-break/>Il retourne un </text:span><text:span text:style-name="Strong_20_Emphasis"><text:span text:style-name="T3">tableau à deux éléments</text:span></text:span><text:span text:style-name="T3"> : la valeur de l’état et la fonction pour la modifier.</text:span></text:p>
      <text:p text:style-name="Text_20_body"><text:span text:style-name="Source_20_Text"><text:span text:style-name="T5">const [compteur, setCompteur] = useState(0);</text:span></text:span></text:p>
      <text:p text:style-name="Text_20_body"><text:span text:style-name="T3">Chaque appel à </text:span><text:span text:style-name="Source_20_Text"><text:span text:style-name="T3">setCompteur</text:span></text:span><text:span text:style-name="T3"> entraîne un </text:span><text:span text:style-name="Strong_20_Emphasis"><text:span text:style-name="T3">nouveau rendu du composant</text:span></text:span><text:span text:style-name="T3"> avec la valeur mise à jour.</text:span></text:p>
      <text:h text:style-name="P9" text:outline-level="3"><text:span text:style-name="T6">8. </text:span><text:span text:style-name="T7">Que fait le hook </text:span><text:span text:style-name="Source_20_Text"><text:span text:style-name="T7">useEffect</text:span></text:span><text:span text:style-name="T7"> lorsqu’on fournit un tableau vide </text:span><text:span text:style-name="Source_20_Text"><text:span text:style-name="T7">[]</text:span></text:span><text:span text:style-name="T7"> en second argument ?</text:span></text:h>
      <text:p text:style-name="Text_20_body"><text:span text:style-name="Source_20_Text"><text:span text:style-name="T3">useEffect</text:span></text:span><text:span text:style-name="T3"> exécute la fonction passée </text:span><text:span text:style-name="Strong_20_Emphasis"><text:span text:style-name="T3">une seule fois</text:span></text:span><text:span text:style-name="T3"> après le premier rendu du composant, exactement comme </text:span><text:span text:style-name="Source_20_Text"><text:span text:style-name="T3">componentDidMount</text:span></text:span><text:span text:style-name="T3"> dans les composants de classe.<text:line-break/>Il sert souvent à exécuter du code d’initialisation (par exemple, une requête API ou un </text:span><text:span text:style-name="Source_20_Text"><text:span text:style-name="T3">document.title = …</text:span></text:span><text:span text:style-name="T3">).</text:span></text:p>
      <text:h text:style-name="P5" text:outline-level="3"><text:span text:style-name="T4">9. </text:span>Quelle différence y a-t-il entre JavaScript et TypeScript dans un projet React ?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0">JavaScript</text:p>
            </table:table-cell>
            <table:table-cell table:style-name="Tableau2.A1" office:value-type="string">
              <text:p text:style-name="P10">TypeScript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T3">Langage </text:span><text:span text:style-name="Strong_20_Emphasis"><text:span text:style-name="T3">dynamique</text:span></text:span><text:span text:style-name="T3"> (pas de vérification de types)</text:span></text:p>
          </table:table-cell>
          <table:table-cell table:style-name="Tableau2.A1" office:value-type="string">
            <text:p text:style-name="Table_20_Contents"><text:span text:style-name="T3">Langage </text:span><text:span text:style-name="Strong_20_Emphasis"><text:span text:style-name="T3">à typage statique</text:span></text:span></text:p>
          </table:table-cell>
        </table:table-row>
        <table:table-row>
          <table:table-cell table:style-name="Tableau2.A1" office:value-type="string">
            <text:p text:style-name="P11">Plus simple, pas de compilation</text:p>
          </table:table-cell>
          <table:table-cell table:style-name="Tableau2.A1" office:value-type="string">
            <text:p text:style-name="P11">Vérifie les types à la compilation</text:p>
          </table:table-cell>
        </table:table-row>
        <table:table-row>
          <table:table-cell table:style-name="Tableau2.A1" office:value-type="string">
            <text:p text:style-name="P11">Plus sujet aux erreurs</text:p>
          </table:table-cell>
          <table:table-cell table:style-name="Tableau2.A1" office:value-type="string">
            <text:p text:style-name="P11">Détection d’erreurs avant exécution</text:p>
          </table:table-cell>
        </table:table-row>
        <table:table-row>
          <table:table-cell table:style-name="Tableau2.A1" office:value-type="string">
            <text:p text:style-name="Table_20_Contents"><text:span text:style-name="T5">Fichiers </text:span><text:span text:style-name="Source_20_Text"><text:span text:style-name="T5">.js</text:span></text:span><text:span text:style-name="T5"> / </text:span><text:span text:style-name="Source_20_Text"><text:span text:style-name="T5">.jsx</text:span></text:span></text:p>
          </table:table-cell>
          <table:table-cell table:style-name="Tableau2.A1" office:value-type="string">
            <text:p text:style-name="Table_20_Contents"><text:span text:style-name="T5">Fichiers </text:span><text:span text:style-name="Source_20_Text"><text:span text:style-name="T5">.ts</text:span></text:span><text:span text:style-name="T5"> / </text:span><text:span text:style-name="Source_20_Text"><text:span text:style-name="T5">.tsx</text:span></text:span></text:p>
          </table:table-cell>
        </table:table-row>
      </table:table>
      <text:p text:style-name="P7"><text:span text:style-name="T3">TypeScript facilite la </text:span><text:span text:style-name="Strong_20_Emphasis"><text:span text:style-name="T3">maintenance, la documentation et la fiabilité</text:span></text:span><text:span text:style-name="T3"> du code.</text:span></text:p>
      <text:h text:style-name="P5" text:outline-level="3"><text:span text:style-name="T4">10. </text:span>Que représente le terme SPA (Single Page Application) ?</text:h>
      <text:p text:style-name="Text_20_body"><text:span text:style-name="T3">Une </text:span><text:span text:style-name="Strong_20_Emphasis"><text:span text:style-name="T3">Single Page Application</text:span></text:span><text:span text:style-name="T3"> est une application web qui </text:span><text:span text:style-name="Strong_20_Emphasis"><text:span text:style-name="T3">ne recharge pas la page complète</text:span></text:span><text:span text:style-name="T3"> à chaque navigation.<text:line-break/>Tout le contenu est chargé une seule fois, et les vues changent dynamiquement grâce à JavaScript et React.<text:line-break/> </text:span></text:p>
      <text:h text:style-name="P12" text:outline-level="2">Partie 2 – Mise en place du projet React SuperHeros App</text:h>
      <text:h text:style-name="P13" text:outline-level="3">Étape 1 – Création du projet</text:h>
      <text:p text:style-name="P14"><text:span text:style-name="Source_20_Text"><text:span text:style-name="T5">npm create vite@latest superheros-app -- --template react-ts</text:span></text:span></text:p>
      <text:p text:style-name="P14"><text:span text:style-name="Source_20_Text"><text:span text:style-name="T5">cd superheros-app</text:span></text:span></text:p>
      <text:p text:style-name="P14"><text:span text:style-name="Source_20_Text"><text:span text:style-name="T5">npm install</text:span></text:span></text:p>
      <text:h text:style-name="P13" text:outline-level="3">Étape 2 – Structure des fichiers</text:h>
      <text:list text:style-name="L3">
        <text:list-item>
          <text:p text:style-name="P15"><text:span text:style-name="Source_20_Text"><text:span text:style-name="T8">index.html</text:span></text:span><text:span text:style-name="T8"> : page racine contenant </text:span><text:span text:style-name="Source_20_Text"><text:span text:style-name="T8">&lt;div id="root"&gt;&lt;/div&gt;</text:span></text:span></text:p>
        </text:list-item>
        <text:list-item>
          <text:p text:style-name="P15"><text:span text:style-name="Source_20_Text"><text:span text:style-name="T8">src/main.tsx</text:span></text:span><text:span text:style-name="T8"> : point d’entrée React (</text:span><text:span text:style-name="Source_20_Text"><text:span text:style-name="T8">ReactDOM.createRoot</text:span></text:span><text:span text:style-name="T8">)</text:span></text:p>
        </text:list-item>
        <text:list-item>
          <text:p text:style-name="P15"><text:span text:style-name="Source_20_Text"><text:span text:style-name="T8">src/App.tsx</text:span></text:span><text:span text:style-name="T8"> : composant principal</text:span></text:p>
        </text:list-item>
        <text:list-item>
          <text:p text:style-name="P15"><text:span text:style-name="Source_20_Text"><text:span text:style-name="T8">src/SuperHeros.json</text:span></text:span><text:span text:style-name="T8"> : données de super‑héros</text:span></text:p>
        </text:list-item>
      </text:list>
      <text:h text:style-name="P16" text:outline-level="3"><text:span text:style-name="T5">Étape 3 – Premier composant (</text:span><text:span text:style-name="Source_20_Text"><text:span text:style-name="T5">App.tsx</text:span></text:span><text:span text:style-name="T5">)</text:span></text:h>
      <text:p text:style-name="P17"><text:span text:style-name="Source_20_Text"><text:span text:style-name="T5">import React, { FunctionComponent } from 'react';</text:span></text:span></text:p>
      <text:p text:style-name="P17"><text:span text:style-name="Source_20_Text"><text:span text:style-name="T5">const App: FunctionComponent = () =&gt; {</text:span></text:span></text:p>
      <text:p text:style-name="P17"><text:span text:style-name="Source_20_Text"><text:span text:style-name="T5"><text:s text:c="2"/>const name: string = 'React';</text:span></text:span></text:p>
      <text:p text:style-name="P17"><text:span text:style-name="Source_20_Text"><text:span text:style-name="T5"><text:s text:c="2"/>return &lt;h1&gt;Avec React: Hello {name}!&lt;/h1&gt;;};export default App;</text:span></text:span></text:p>
      <text:h text:style-name="P16" text:outline-level="3"><text:span text:style-name="T5">Étape 4 – Ajout de l’état (</text:span><text:span text:style-name="Source_20_Text"><text:span text:style-name="T5">useState</text:span></text:span><text:span text:style-name="T5">)</text:span></text:h>
      <text:p text:style-name="P17"><text:span text:style-name="Source_20_Text"><text:span text:style-name="T5">import React, { useState } from 'react';</text:span></text:span></text:p>
      <text:p text:style-name="P17"><text:span text:style-name="Source_20_Text"><text:span text:style-name="T5">const App = () =&gt; {</text:span></text:span></text:p>
      <text:p text:style-name="P17"><text:span text:style-name="Source_20_Text"><text:span text:style-name="T5"><text:s text:c="2"/>const [name, setName] = useState('World');</text:span></text:span></text:p>
      <text:p text:style-name="P17"><text:span text:style-name="Source_20_Text"><text:span text:style-name="T5"><text:s text:c="2"/>return (</text:span></text:span></text:p>
      <text:p text:style-name="P17"><text:span text:style-name="Source_20_Text"><text:span text:style-name="T5"><text:s text:c="4"/>&lt;div&gt;&lt;h1&gt;Hello {name}!&lt;/h1&gt;</text:span></text:span></text:p>
      <text:p text:style-name="P17"><text:span text:style-name="Source_20_Text"><text:span text:style-name="T5"><text:s text:c="6"/>&lt;button onClick={() =&gt; setName(name + '?')}&gt;Ajoutez un?&lt;/button&gt;</text:span></text:span></text:p>
      <text:p text:style-name="P17"><text:span text:style-name="Source_20_Text"><text:span text:style-name="T5"><text:s text:c="6"/>&lt;button onClick={() =&gt; setName('World')}&gt;Remettre&lt;/button&gt;&lt;/div&gt; );};export default App;</text:span></text:span></text:p>
      <text:h text:style-name="P18" text:outline-level="3"><text:span text:style-name="T5">Étape 5 – Utilisation de </text:span><text:span text:style-name="Source_20_Text"><text:span text:style-name="T5">useEffect</text:span></text:span></text:h>
      <text:p text:style-name="P17"><text:span text:style-name="Source_20_Text"><text:span text:style-name="T5">import React, { useState, useEffect } from 'react';</text:span></text:span></text:p>
      <text:p text:style-name="P17"><text:span text:style-name="Source_20_Text"><text:span text:style-name="T5">const App = () =&gt; {</text:span></text:span></text:p>
      <text:p text:style-name="P17"><text:span text:style-name="Source_20_Text"><text:span text:style-name="T5"><text:s text:c="2"/>const [count, setCount] = useState(0);</text:span></text:span></text:p>
      <text:p text:style-name="P17"><text:span text:style-name="Source_20_Text"><text:span text:style-name="T5"><text:s text:c="2"/>useEffect(() =&gt; {document.title = `Compteur: ${count}`;}, [count]);</text:span></text:span></text:p>
      <text:p text:style-name="P17"><text:span text:style-name="Source_20_Text"><text:span text:style-name="T5"><text:s text:c="2"/>return (</text:span></text:span></text:p>
      <text:p text:style-name="P17"><text:span text:style-name="Source_20_Text"><text:span text:style-name="T5"><text:s text:c="4"/>&lt;div&gt; &lt;p&gt;Vous avez cliqué {count}fois&lt;/p&gt;</text:span></text:span></text:p>
      <text:p text:style-name="P17"><text:span text:style-name="Source_20_Text"><text:span text:style-name="T5"><text:s text:c="6"/>&lt;button onClick={() =&gt; setCount(count + 1)}&gt;Cliquez moi&lt;/button&gt;&lt;/div&gt;</text:span></text:span></text:p>
      <text:p text:style-name="P17"><text:span text:style-name="Source_20_Text"><text:span text:style-name="T5"><text:s text:c="2"/>);};export default App;</text:span></text:span></text:p>
      <text:p text:style-name="P19"><text:span text:style-name="Source_20_Text"><text:span text:style-name="T5"/></text:span></text:p>
      <text:h text:style-name="P20" text:outline-level="2"><text:soft-page-break/>Partie 3 – Affichage des SuperHéros</text:h>
      <text:p text:style-name="P21"><text:span text:style-name="T9">Lien GitHub :</text:span> https://github.com/blaironarthur-coder/TD-React.JS.git</text:p>
      <text:h text:style-name="P22" text:outline-level="3"><text:span text:style-name="Source_20_Text"><text:span text:style-name="T5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6pt" fo:font-weight="bold" style:font-name-asian="NSimSun1" style:font-family-asian="NSimSun" style:font-family-generic-asian="system" style:font-pitch-asian="variable" style:font-size-asian="16pt" style:font-weight-asian="bold" style:font-name-complex="Lucida Sans1" style:font-family-complex="'Lucida Sans'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fo:font-weight="bold" style:font-name-asian="NSimSun1" style:font-family-asian="NSimSun" style:font-family-generic-asian="system" style:font-pitch-asian="variable" style:font-size-asian="11pt" style:font-weight-asian="bold" style:font-name-complex="Lucida Sans1" style:font-family-complex="'Lucida Sans'" style:font-family-generic-complex="system" style:font-pitch-complex="variable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18.434cm" fo:margin-top="0cm" fo:margin-bottom="0cm" table:align="center" style:writing-mode="page"/>
    </style:style>
    <style:style style:name="Tableau3.A" style:family="table-column">
      <style:table-column-properties style:column-width="5.251cm"/>
    </style:style>
    <style:style style:name="Tableau3.B" style:family="table-column">
      <style:table-column-properties style:column-width="9.121cm"/>
    </style:style>
    <style:style style:name="Tableau3.C" style:family="table-column">
      <style:table-column-properties style:column-width="4.062cm"/>
    </style:style>
    <style:style style:name="Tableau3.1" style:family="table-row">
      <style:table-row-properties style:min-row-height="0.78cm" fo:keep-together="always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1.616cm" fo:keep-together="always"/>
    </style:style>
    <style:style style:name="MP1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f2211"/>
    </style:style>
    <style:style style:name="MP2" style:family="paragraph" style:parent-style-name="Standard">
      <style:paragraph-properties fo:text-align="center" style:justify-single-word="false"/>
      <style:text-properties style:font-name="Calibri" officeooo:paragraph-rsid="001f2211"/>
    </style:style>
    <style:style style:name="MP3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officeooo:paragraph-rsid="001f2211"/>
    </style:style>
    <style:style style:name="MP4" style:family="paragraph" style:parent-style-name="Standard">
      <style:text-properties officeooo:paragraph-rsid="001f2211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2b8db1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fo:font-size="16pt" officeooo:rsid="001f2211" style:font-size-asian="16pt" style:font-size-complex="16pt"/>
    </style:style>
    <style:style style:name="MT4" style:family="text">
      <style:text-properties fo:color="#000000" loext:opacity="100%" fo:font-style="italic" fo:font-weight="bold" style:font-style-asian="italic" style:font-weight-asian="bold" style:font-size-complex="11pt"/>
    </style:style>
    <style:style style:name="MT5" style:family="text">
      <style:text-properties fo:color="#000080" loext:opacity="100%" fo:font-style="italic" fo:font-weight="bold" style:font-style-asian="italic" style:font-weight-asian="bold"/>
    </style:style>
    <style:style style:name="MT6" style:family="text">
      <style:text-properties fo:color="#000000" loext:opacity="100%" fo:font-style="italic" fo:font-weight="bold" officeooo:rsid="002b8db1" style:font-style-asian="italic" style:font-weight-asian="bold" style:font-size-complex="11pt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table:number-rows-spanned="2" office:value-type="string">
              <text:p text:style-name="MP1" loext:marker-style-name="MT1"><draw:frame draw:style-name="Mfr1" draw:name="Image 3 Copie 1" text:anchor-type="as-char" svg:width="5.002cm" svg:height="2.028cm" draw:z-index="5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3.A1" office:value-type="string">
              <text:p text:style-name="MP2">Technologies Web</text:p>
            </table:table-cell>
            <table:table-cell table:style-name="Tableau3.A1" table:number-rows-spanned="2" office:value-type="string">
              <text:p text:style-name="MP1" loext:marker-style-name="MT1"><draw:frame draw:style-name="Mfr2" draw:name="Image 8 Copie 1" text:anchor-type="as-char" svg:width="3.81cm" svg:height="0.965cm" draw:z-index="9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</table:table-cell>
          </table:table-row>
          <table:table-row table:style-name="Tableau3.2">
            <table:covered-table-cell table:style-name="Tableau3.A1"/>
            <table:table-cell table:style-name="Tableau3.A1" office:value-type="string">
              <text:p text:style-name="MP3" loext:marker-style-name="MT2"><text:span text:style-name="MT2">TD R</text:span><text:span text:style-name="MT3">EACT</text:span></text:p>
            </table:table-cell>
            <table:covered-table-cell table:style-name="Tableau3.A1"/>
          </table:table-row>
        </table:table>
        <text:p text:style-name="MP4"/>
      </style:header>
      <style:footer>
        <text:p text:style-name="MP5"><text:span text:style-name="MT4">Arthur Blairon</text:span><text:span text:style-name="MT5"><text:tab/></text:span><text:span text:style-name="MT6">TD REACT</text:span><text:span text:style-name="MT5"><text:tab/></text:span><text:span text:style-name="MT7">Page </text:span><text:span text:style-name="MT7"><text:page-number text:select-page="current">4</text:page-number></text:span><text:span text:style-name="MT7"><text:s/>sur </text:span><draw:frame draw:style-name="Mfr3" draw:name="image10.png" text:anchor-type="char" svg:x="5.84cm" svg:y="0.612cm" svg:width="6.782cm" svg:height="0.203cm" draw:z-index="0"><draw:image xlink:href="Pictures/100000000000012C00000009D628B364.png" xlink:type="simple" xlink:show="embed" xlink:actuate="onLoad" draw:mime-type="image/png"/><svg:desc>barrenciel_site</svg:desc></draw:frame><text:span text:style-name="MT7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9:02:24.117648000</meta:creation-date>
    <dc:date>2025-11-04T10:29:32.299676900</dc:date>
    <meta:editing-duration>PT57M31S</meta:editing-duration>
    <meta:editing-cycles>21</meta:editing-cycles>
    <meta:generator>LibreOffice/25.8.2.2$Windows_X86_64 LibreOffice_project/d401f2107ccab8f924a8e2df40f573aab7605b6f</meta:generator>
    <meta:document-statistic meta:table-count="3" meta:image-count="5" meta:object-count="0" meta:page-count="4" meta:paragraph-count="79" meta:word-count="720" meta:character-count="4747" meta:non-whitespace-character-count="4057"/>
  </office:meta>
</office:document-meta>
</file>